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ttps://mmistakes.github.io/minimal-mistakes/docs/quick-start-guid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4</meta:generator>
  </office:meta>
</office:document-meta>
</file>